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ymbol" svg:font-family="Symbol"/>
    <style:font-face style:name="Wingdings" svg:font-family="Wingdings"/>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style:font-face style:name="font397" svg:font-family="font397"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0.25in" fo:margin-right="0in" fo:text-indent="0in" style:auto-text-indent="false"/>
    </style:style>
    <style:style style:name="P6" style:family="paragraph" style:parent-style-name="Standard" style:master-page-name="Standard">
      <style:paragraph-properties style:page-number="auto"/>
    </style:style>
    <style:style style:name="P7" style:family="paragraph" style:parent-style-name="Standard" style:list-style-name="L1">
      <style:paragraph-properties fo:margin-left="0.778in" fo:margin-right="0in" fo:text-indent="-0.2571in" style:auto-text-indent="false">
        <style:tab-stops/>
      </style:paragraph-properties>
      <style:text-properties fo:font-weight="normal" style:font-weight-asian="normal" style:font-weight-complex="normal"/>
    </style:style>
    <style:style style:name="P8" style:family="paragraph" style:parent-style-name="List_20_Paragraph" style:list-style-name="WWNum18"/>
    <style:style style:name="P9" style:family="paragraph" style:parent-style-name="List_20_Paragraph" style:list-style-name="WWNum18">
      <style:text-properties officeooo:rsid="000f95c8" officeooo:paragraph-rsid="000f95c8"/>
    </style:style>
    <style:style style:name="P10" style:family="paragraph" style:parent-style-name="List_20_Paragraph" style:list-style-name="WWNum18">
      <style:text-properties officeooo:rsid="000f95c8" officeooo:paragraph-rsid="00106662"/>
    </style:style>
    <style:style style:name="P11" style:family="paragraph" style:parent-style-name="List_20_Paragraph">
      <style:text-properties officeooo:rsid="000f95c8" officeooo:paragraph-rsid="00106662"/>
    </style:style>
    <style:style style:name="P12" style:family="paragraph" style:parent-style-name="List_20_Paragraph" style:list-style-name="WWNum4"/>
    <style:style style:name="P13" style:family="paragraph" style:parent-style-name="List_20_Paragraph" style:list-style-name="WWNum3"/>
    <style:style style:name="P14" style:family="paragraph" style:parent-style-name="List_20_Paragraph" style:list-style-name="WWNum20"/>
    <style:style style:name="P15" style:family="paragraph" style:parent-style-name="List_20_Paragraph" style:list-style-name="L2">
      <style:paragraph-properties>
        <style:tab-stops/>
      </style:paragraph-properties>
    </style:style>
    <style:style style:name="P16" style:family="paragraph" style:parent-style-name="List_20_Paragraph" style:list-style-name="WWNum22"/>
    <style:style style:name="P17" style:family="paragraph" style:parent-style-name="List_20_Paragraph" style:list-style-name="WWNum22">
      <style:paragraph-properties fo:hyphenation-ladder-count="no-limit"/>
      <style:text-properties fo:color="#000000" fo:hyphenate="false" fo:hyphenation-remain-char-count="2" fo:hyphenation-push-char-count="2"/>
    </style:style>
    <style:style style:name="P18" style:family="paragraph" style:parent-style-name="List_20_Paragraph" style:list-style-name="WWNum22">
      <style:text-properties fo:color="#000000"/>
    </style:style>
    <style:style style:name="P19" style:family="paragraph" style:parent-style-name="List_20_Paragraph" style:list-style-name="WWNum19">
      <style:text-properties fo:color="#000000"/>
    </style:style>
    <style:style style:name="P20" style:family="paragraph" style:parent-style-name="List_20_Paragraph" style:list-style-name="WWNum21"/>
    <style:style style:name="T1" style:family="text">
      <style:text-properties fo:font-weight="normal" style:font-weight-asian="normal" style:font-weight-complex="normal"/>
    </style:style>
    <style:style style:name="T2" style:family="text">
      <style:text-properties officeooo:rsid="000f95c8"/>
    </style:style>
    <style:style style:name="T3" style:family="text">
      <style:text-properties officeooo:rsid="001066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quirements for the VLA Exposure Calculator (ECT), GOST, TUNE, and the PST for the 2015A proposal deadline (August 1, 2014).</text:p>
      <text:p text:style-name="Standard"/>
      <text:p text:style-name="Standard"/>
      <text:p text:style-name="P3">TUNE:</text:p>
      <text:p text:style-name="P3"/>
      <text:p text:style-name="P3"><text:s text:c="5"/><text:span text:style-name="T1">Critical:</text:span></text:p>
      <text:p text:style-name="P4"/>
      <text:list xml:id="list7919930253063255645" text:style-name="L1">
        <text:list-item>
          <text:p text:style-name="P7">Eliminate the stand-alone program TUNE from <text:span text:style-name="T2">NRAO's</text:span> web.</text:p>
        </text:list-item>
      </text:list>
      <text:p text:style-name="P3"><text:tab/></text:p>
      <text:p text:style-name="P3"/>
      <text:p text:style-name="P2">ECT:</text:p>
      <text:p text:style-name="Standard"/>
      <text:p text:style-name="P5">Critical:</text:p>
      <text:p text:style-name="P5"/>
      <text:list xml:id="list3960211052391936237" text:style-name="WWNum18">
        <text:list-item>
          <text:p text:style-name="P8">Fix bug where calculator doesn’t use 3-bit sensitivities for narrow bandwidths, even when 3-bit is selected.</text:p>
        </text:list-item>
        <text:list-item>
          <text:p text:style-name="P8">Remove “Automatic” selection for Digital Samplers. <text:s/>However, if bandwidth selected is <text:span text:style-name="T2">greater than</text:span> <text:span text:style-name="T2">2048</text:span> MHz, switch to 3-bit samplers, and provide a note. <text:s/>User must be able to switch between 3-bit and 8-bit when bandwidth is <text:span text:style-name="T2">less than </text:span>2048 MHz.</text:p>
        </text:list-item>
        <text:list-item>
          <text:p text:style-name="P8">Change default for “Type of Weighting” to Natural (currently the default is Robust).</text:p>
        </text:list-item>
        <text:list-item>
          <text:p text:style-name="P8">Do not display more than three significant figures for the approximate beam.</text:p>
        </text:list-item>
        <text:list-item>
          <text:p text:style-name="P8">Give a range (or quote the beam for the low frequency edge, the center frequency, and the high frequency edge) of values for the approximate beam (currently the beam is calculated only at the true center frequency – with an 8 GHz bandwidth, the beam can be quite different at different edges).</text:p>
        </text:list-item>
        <text:list-item>
          <text:p text:style-name="P8">For Bandwidth and Velocity input, allow user to provide the value and the units without changes by the program.</text:p>
        </text:list-item>
        <text:list-item>
          <text:p text:style-name="P9">There are still bugs with confusion (more gross than item 1 in the Important list below), where high frequencies indicate that there is confusion, or low frequencies indicate that there is a confusion limit of 0.0 Jy. <text:s/>These need to be fixed.</text:p>
        </text:list-item>
        <text:list-item>
          <text:p text:style-name="P10"><text:span text:style-name="T3">When there is a “disconnection” it should be sensed, and the user warned. Users can be misled about noise numbers in this case because they may have changed values in the tool but the noise has not been recalculated.</text:span></text:p>
        </text:list-item>
        <text:list-item>
          <text:p text:style-name="P10"><text:span text:style-name="T3">On boundaries between receivers, the user should be allowed to choose between the two bands. <text:s/>This used to be the case in the old ECT but seems to have been lost.</text:span></text:p>
        </text:list-item>
      </text:list>
      <text:p text:style-name="P11"><text:span text:style-name="T3"/></text:p>
      <text:p text:style-name="P11"><text:span text:style-name="T3"/></text:p>
      <text:p text:style-name="P11"><text:span text:style-name="T3"/></text:p>
      <text:p text:style-name="Standard"/>
      <text:p text:style-name="P5"><text:soft-page-break/>Important:</text:p>
      <text:p text:style-name="Standard"/>
      <text:list xml:id="list2461496960750890127" text:style-name="WWNum4">
        <text:list-item>
          <text:p text:style-name="P12">Need better confusion numbers – we should incorporate Jim Condon’s “universal confusion calculator” with his assistance.</text:p>
        </text:list-item>
        <text:list-item>
          <text:p text:style-name="P12">We need a more complex overhead algorithm. <text:s/>3-bit vs. 8-bit, multi-frequency SBs, length of SB, etc.</text:p>
        </text:list-item>
        <text:list-item>
          <text:p text:style-name="P12">Need a tool separate from ECT for P-band sensitivity calculations, especially near the Galactic plane. <text:s/>Data (i.e. observations) are required as table input for this tool.</text:p>
        </text:list-item>
        <text:list-item>
          <text:p text:style-name="P12">If possible, change &lt;TAB&gt;s to &lt;CR&gt;s for input completion.</text:p>
        </text:list-item>
        <text:list-item>
          <text:p text:style-name="P12">Boundaries between receivers need to be rationalized, as well as noted (pop-ups?)</text:p>
        </text:list-item>
        <text:list-item>
          <text:p text:style-name="P12">Display overhead fraction (perhaps to right of Total Time?), and note there that it assumes 2h SBs. <text:s/>(In the future, this field could be writeable.)</text:p>
          <text:p text:style-name="P12"/>
        </text:list-item>
      </text:list>
      <text:p text:style-name="Standard"/>
      <text:p text:style-name="P5">To not lose track of:</text:p>
      <text:p text:style-name="Standard"/>
      <text:list xml:id="list3991222635662903140" text:style-name="WWNum3">
        <text:list-item>
          <text:p text:style-name="P13">In P-band, we probably need to reduce the available bandwidth in the C- and D-configurations, since there is more interference on these shorter baselines.</text:p>
        </text:list-item>
        <text:list-item>
          <text:p text:style-name="P13">Need a day/night indicator (both for low and high frequencies).</text:p>
        </text:list-item>
        <text:list-item>
          <text:p text:style-name="P13">Need to include atmospheric absorption.</text:p>
        </text:list-item>
        <text:list-item>
          <text:p text:style-name="P13">Eventually, we really should incorporate the exposure calculator directly into the PST.</text:p>
        </text:list-item>
      </text:list>
      <text:p text:style-name="List_20_Paragraph"/>
      <text:p text:style-name="List_20_Paragraph"><text:s text:c="2"/></text:p>
      <text:p text:style-name="List_20_Paragraph"><text:tab/></text:p>
      <text:p text:style-name="Standard"/>
      <text:p text:style-name="P2">GOST:<text:line-break/></text:p>
      <text:p text:style-name="P5">Critical:</text:p>
      <text:p text:style-name="P5"/>
      <text:list xml:id="list1289678071712396618" text:style-name="WWNum20">
        <text:list-item>
          <text:p text:style-name="P14">Data rate calculation, etc. is not correct for multiple subarrays; suggest having a “Subarray” line, with text boxes to fill in number of antennas for each subarray (sum of number of antennas <text:span text:style-name="T2">must be less than</text:span> 27)</text:p>
        </text:list-item>
        <text:list-item>
          <text:p text:style-name="P14">Make “defaults” for dump time a link to the web page which shows the default dump time for each configuration, so users can select the proper dump time.</text:p>
        </text:list-item>
        <text:list-item>
          <text:p text:style-name="P14">Need GOST documentation separate from the tool.</text:p>
          <text:p text:style-name="P14"/>
        </text:list-item>
      </text:list>
      <text:p text:style-name="P5">Important:</text:p>
      <text:list xml:id="list7574193137569618281" text:style-name="L2">
        <text:list-item>
          <text:p text:style-name="P15">GOST should be replaced in the future with a web-based RCT, <text:s/>available directly from the PST.</text:p>
        </text:list-item>
      </text:list>
      <text:p text:style-name="Standard"/>
      <text:p text:style-name="P2"><text:soft-page-break/>PST:<text:line-break/></text:p>
      <text:p text:style-name="P5">Critical:</text:p>
      <text:p text:style-name="P5"/>
      <text:list xml:id="list8055970671741663052" text:style-name="WWNum22">
        <text:list-item>
          <text:p text:style-name="P16">The printed/printable PDF document (proposal) has a number of problems, which need to be fixed.</text:p>
        </text:list-item>
        <text:list-item>
          <text:p text:style-name="P16">For the technical review page, we request that the technical justification section be reproduced, with a simple “OK?” checkbox next to each of the boxes, then the two existing comment boxes (comments to PI, comments to TAC) reproduced next to that. <text:s/>We will provide a mock-up.</text:p>
        </text:list-item>
        <text:list-item>
          <text:p text:style-name="P16">A “Print All” makes a monolithic pdf file. <text:s/>A one file per proposal option should be implemented.</text:p>
        </text:list-item>
        <text:list-item>
          <text:p text:style-name="P16">For a submitted proposal, users <text:span text:style-name="T2">(and reviewers!)</text:span> should not be able to remove a calculator graphic.</text:p>
        </text:list-item>
        <text:list-item>
          <text:p text:style-name="P16">We need some changes to the Technical Justification section(s):</text:p>
          <text:list>
            <text:list-item>
              <text:p text:style-name="P16">Either save the TJ page automatically when navigating away, or give a pop-up that asks if the page should be saved.</text:p>
            </text:list-item>
            <text:list-item>
              <text:p text:style-name="P16">Technical Justification questions for VLA:</text:p>
              <text:list>
                <text:list-item>
                  <text:p text:style-name="P16">Add “Are the data to be combined with those from other configurations or telescopes?”</text:p>
                </text:list-item>
                <text:list-item>
                  <text:p text:style-name="P16">Separate the Sensitivity/Integration time question into two questions (as we had before – we will have to help divide text, etc.)</text:p>
                </text:list-item>
                <text:list-item>
                  <text:p text:style-name="P16">Need to add more/better text for the imaging question, to make proposers think about what they actually need to do. <text:s/>We <text:span text:style-name="T2">will </text:span>provide the text.</text:p>
                </text:list-item>
                <text:list-item>
                  <text:p text:style-name="P16">In Data Volume question, add text for user to provide total volume based on Total Time (not On-Source Time) (and per Resource if possible). <text:s/>We can provide specific text.</text:p>
                </text:list-item>
              </text:list>
            </text:list-item>
            <text:list-item>
              <text:p text:style-name="P16">Technical Justification questions for VLBA:</text:p>
              <text:list>
                <text:list-item>
                  <text:p text:style-name="P16">Separate the Sensitivity/Integration time question into two questions (as we had before – we will have to help divide text, etc.)</text:p>
                </text:list-item>
                <text:list-item>
                  <text:p text:style-name="P16">Give stronger/extra text on justification of <text:s/>requested bit rate.</text:p>
                </text:list-item>
                <text:list-item>
                  <text:p text:style-name="P16">Add a question on flux calibration – i.e. how well is flux calibration needed ? <text:s/>Will provide text.</text:p>
                </text:list-item>
              </text:list>
            </text:list-item>
          </text:list>
        </text:list-item>
        <text:list-item>
          <text:p text:style-name="P17">For VLBA Resources:</text:p>
          <text:list>
            <text:list-item>
              <text:p text:style-name="P17">Implement a “table-read” and action for HSA resources; this way changes in the resources can be updated without asking for code changes. <text:s/><text:span text:style-name="T2">We would provide, for each call, the appropriate table</text:span>.</text:p>
            </text:list-item>
            <text:list-item>
              <text:p text:style-name="P17">Do some calculations/warnings on the Resources page:</text:p>
              <text:list>
                <text:list-item>
                  <text:p text:style-name="P17">If the bandwidth per spectral channel is &lt; 0.5 MHz (Bandwidth/number of spectral points/BBC) raise a pop-up warning. <text:s/>Do not validate.</text:p>
                </text:list-item>
                <text:list-item>
                  <text:p text:style-name="P17"><text:soft-page-break/>If the output data rate (how to calculate is coming) is &gt; 10 MB/s, raise a pop-up warning.</text:p>
                </text:list-item>
              </text:list>
            </text:list-item>
          </text:list>
        </text:list-item>
        <text:list-item>
          <text:p text:style-name="P17">For VLA Resources:</text:p>
          <text:list>
            <text:list-item>
              <text:p text:style-name="P17">Remove WIDAR/ECSO from drop-down selection of VLA “Backend”.</text:p>
            </text:list-item>
            <text:list-item>
              <text:p text:style-name="P17">Check calculation of total bandwidth when 3 x 2 GHz (3-bit) is selected for Ku band.</text:p>
            </text:list-item>
          </text:list>
        </text:list-item>
        <text:list-item>
          <text:p text:style-name="P16">For attached images (GOST or VLA or EVN exposure calculator) we need to verify the image file type, and raise a flag to users when the length of attached image is zero (this can cause problems with creating a pdf of the entire proposal).</text:p>
          <text:p text:style-name="P18"/>
        </text:list-item>
      </text:list>
      <text:p text:style-name="Standard"/>
      <text:p text:style-name="P5">Important:</text:p>
      <text:p text:style-name="Standard"/>
      <text:list xml:id="list8878800078125019599" text:style-name="WWNum19">
        <text:list-item>
          <text:p text:style-name="P19">Calculate Data Rate/Volume, and put (at least) Volume on cover sheet in top right-hand-side box (for multiple Resources, the total Volume is the sum of volumes for all Resources. <text:s/>Possibly could also be reported in Session Source/Resource Pair table.). <text:s/>For Resources that require GOST, currently the user would have to take the data rate calculated by GOST and input it into the PST (somewhere).</text:p>
        </text:list-item>
        <text:list-item>
          <text:p text:style-name="P19">If possible, move calculator images to after the cover sheet; also make them print from “Print Preview” (both VLA and VLBA).</text:p>
        </text:list-item>
      </text:list>
      <text:p text:style-name="P1"/>
      <text:p text:style-name="P5">To not lose track of:</text:p>
      <text:p text:style-name="Standard"/>
      <text:list xml:id="list423441645023230728" text:style-name="WWNum21">
        <text:list-item>
          <text:p text:style-name="P20">It would be nice to get rid of all mention of the Legacy IDs for VLA (VLBA still requires them).</text:p>
        </text:list-item>
        <text:list-item>
          <text:p text:style-name="P20"><text:span text:style-name="T2">We n</text:span>eed to think about plonifying <text:span text:style-name="T2">the </text:span>PST “Manual”. <text:s/>What are the implications of, for example, in-line Help ? <text:s text:c="2"/>Should we re-institute fly-over help in the PST?</text:p>
        </text:list-item>
        <text:list-item>
          <text:p text:style-name="P20">It would be nice to have the most recent proposals listed on top in the PST, rather than the oldest, in the left-hand panel tree view (i.e. default sorting to be newest to oldest).</text:p>
        </text:list-item>
        <text:list-item>
          <text:p text:style-name="P20">We really need to fix sessions. <text:s/>Users are confused by the relationship between sources, resources, and sessions.</text:p>
        </text:list-item>
        <text:list-item>
          <text:p text:style-name="P20">It would be nice to automate the min/max LST calculation, given sources in a session. <text:s/>It may not be possible in all cases, but we should do what we c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ymbol" svg:font-family="Symbol"/>
    <style:font-face style:name="Wingdings" svg:font-family="Wingdings"/>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style:font-face style:name="font397" svg:font-family="font397"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mbria" fo:font-size="12pt" fo:language="en" fo:country="US" style:letter-kerning="true" style:font-name-asian="DejaVu LGC Sans" style:font-size-asian="12pt" style:language-asian="en" style:country-asian="US" style:font-name-complex="DejaVu LGC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List_20_Paragraph" style:display-name="List Paragraph" style:family="paragraph" style:parent-style-name="Standard"/>
    <style:style style:name="ListLabel_20_1" style:display-name="ListLabel 1" style:family="text">
      <style:text-properties style:font-name-complex="font397"/>
    </style:style>
    <style:style style:name="ListLabel_20_2" style:display-name="ListLabel 2" style:family="text"/>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bullet text:level="3" text:style-name="ListLabel_20_1" text:bullet-char="-">
        <style:list-level-properties text:list-level-position-and-space-mode="label-alignment">
          <style:list-level-label-alignment text:label-followed-by="listtab" fo:text-indent="-0.25in" fo:margin-left="1.8752in"/>
        </style:list-level-properties>
        <style:text-properties fo:font-family="'Gill Sans MT'" style:font-family-generic="swiss"/>
      </text:list-level-style-bullet>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bullet text:level="3" text:style-name="ListLabel_20_2" text:bullet-char="-">
        <style:list-level-properties text:list-level-position-and-space-mode="label-alignment">
          <style:list-level-label-alignment text:label-followed-by="listtab" fo:text-indent="-0.25in" fo:margin-left="1.8752in"/>
        </style:list-level-properties>
        <style:text-properties fo:font-family="'Gill Sans MT'" style:font-family-generic="swiss"/>
      </text:list-level-style-bullet>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Butler</meta:initial-creator>
    <meta:editing-cycles>19</meta:editing-cycles>
    <meta:creation-date>2013-10-21T05:58:00</meta:creation-date>
    <dc:date>2014-04-03T12:14:56</dc:date>
    <meta:editing-duration>PT9H16M59S</meta:editing-duration>
    <meta:generator>LibreOffice/4.0.5.2$MacOSX_x86 LibreOffice_project/5464147a081647a250913f19c0715bca595af2f</meta:generator>
    <meta:document-statistic meta:table-count="0" meta:image-count="0" meta:object-count="0" meta:page-count="4" meta:paragraph-count="72" meta:word-count="1241" meta:character-count="7256" meta:non-whitespace-character-count="6100"/>
    <meta:template xlink:type="simple" xlink:actuate="onRequest" xlink:title="Normal.dotm" xlink:href=""/>
  </office:meta>
</office:document-meta>
</file>